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398in" fo:margin-bottom="0.0398in" loext:contextual-spacing="false" fo:text-align="center" style:justify-single-word="false" style:writing-mode="rl-tb"/>
      <style:text-properties style:font-name="B Nazanin" officeooo:rsid="0002add8" officeooo:paragraph-rsid="0002add8" style:font-name-complex="B Nazanin"/>
    </style:style>
    <style:style style:name="P2" style:family="paragraph" style:parent-style-name="Standard">
      <style:paragraph-properties fo:margin-top="0.0398in" fo:margin-bottom="0.0398in" loext:contextual-spacing="false" fo:text-align="center" style:justify-single-word="false" style:writing-mode="rl-tb"/>
      <style:text-properties style:font-name="B Nazanin" fo:font-size="16pt" fo:font-weight="bold" officeooo:rsid="0002add8" officeooo:paragraph-rsid="0002add8" style:font-weight-asian="bold" style:font-name-complex="B Nazanin" style:font-size-complex="16pt" style:font-weight-complex="bold"/>
    </style:style>
    <style:style style:name="P3" style:family="paragraph" style:parent-style-name="Standard">
      <style:paragraph-properties fo:margin-top="0.0398in" fo:margin-bottom="0.0398in" loext:contextual-spacing="false" fo:line-height="115%" fo:text-align="end" style:justify-single-word="false" style:writing-mode="rl-tb"/>
      <style:text-properties style:font-name="B Nazanin" fo:font-size="14pt" fo:font-weight="bold" officeooo:rsid="000c88b9" officeooo:paragraph-rsid="000c88b9" style:font-weight-asian="bold" style:font-name-complex="B Nazanin" style:font-size-complex="16pt" style:font-weight-complex="bold"/>
    </style:style>
    <style:style style:name="P4" style:family="paragraph" style:parent-style-name="Standard" style:list-style-name="L1">
      <loext:graphic-properties draw:fill="none"/>
      <style:paragraph-properties fo:margin-top="0.0398in" fo:margin-bottom="0.0398in" loext:contextual-spacing="false" fo:line-height="115%" fo:text-align="justify" style:justify-single-word="false" fo:background-color="transparent" style:writing-mode="rl-tb"/>
      <style:text-properties style:font-name="B Nazanin" fo:font-size="14pt" fo:font-weight="normal" officeooo:rsid="00054b41" officeooo:paragraph-rsid="00054b41" style:font-weight-asian="normal" style:font-name-complex="B Nazanin" style:font-size-complex="14pt" style:font-weight-complex="normal"/>
    </style:style>
    <style:style style:name="P5" style:family="paragraph" style:parent-style-name="Standard">
      <style:paragraph-properties fo:margin-top="0.0398in" fo:margin-bottom="0.0398in" loext:contextual-spacing="false" fo:line-height="115%" fo:text-align="center" style:justify-single-word="false" style:writing-mode="lr-tb"/>
      <style:text-properties style:font-name="B Nazanin" fo:font-size="14pt" fo:font-weight="bold" officeooo:rsid="0002add8" officeooo:paragraph-rsid="0002add8" style:font-weight-asian="bold" style:font-name-complex="B Nazanin" style:font-size-complex="16pt" style:font-weight-complex="bold"/>
    </style:style>
    <style:style style:name="P6" style:family="paragraph" style:parent-style-name="Standard" style:master-page-name="">
      <loext:graphic-properties draw:fill="none"/>
      <style:paragraph-properties fo:margin-left="0in" fo:margin-right="0in" fo:margin-top="0.0398in" fo:margin-bottom="0.0398in" loext:contextual-spacing="false" fo:line-height="115%" fo:text-align="justify" style:justify-single-word="false" fo:text-indent="0.5in" style:auto-text-indent="false" style:page-number="auto" fo:background-color="transparent" style:writing-mode="rl-tb"/>
      <style:text-properties style:font-name="B Nazanin" fo:font-size="14pt" fo:font-weight="normal" officeooo:rsid="0003bd12" officeooo:paragraph-rsid="0003bd12" style:font-weight-asian="normal" style:font-name-complex="B Nazanin" style:font-size-complex="14pt" style:font-weight-complex="normal"/>
    </style:style>
    <style:style style:name="P7" style:family="paragraph" style:parent-style-name="Standard">
      <loext:graphic-properties draw:fill="none"/>
      <style:paragraph-properties fo:margin-left="0in" fo:margin-right="0in" fo:margin-top="0.0398in" fo:margin-bottom="0.0398in" loext:contextual-spacing="false" fo:line-height="115%" fo:text-align="justify" style:justify-single-word="false" fo:text-indent="0.5in" style:auto-text-indent="false" fo:background-color="transparent" style:writing-mode="rl-tb"/>
      <style:text-properties style:font-name="B Nazanin" fo:font-size="14pt" fo:font-weight="normal" officeooo:rsid="00054b41" officeooo:paragraph-rsid="00054b41" style:font-weight-asian="normal" style:font-name-complex="B Nazanin" style:font-size-complex="14pt" style:font-weight-complex="normal"/>
    </style:style>
    <style:style style:name="P8" style:family="paragraph" style:parent-style-name="Standard">
      <loext:graphic-properties draw:fill="none"/>
      <style:paragraph-properties fo:margin-left="0in" fo:margin-right="0in" fo:margin-top="0.0398in" fo:margin-bottom="0.0398in" loext:contextual-spacing="false" fo:line-height="115%" fo:text-align="justify" style:justify-single-word="false" fo:text-indent="0.5in" style:auto-text-indent="false" fo:background-color="transparent" style:writing-mode="rl-tb"/>
      <style:text-properties style:font-name="B Nazanin" fo:font-size="14pt" fo:font-weight="normal" officeooo:rsid="00063b07" officeooo:paragraph-rsid="00063b07" style:font-weight-asian="normal" style:font-name-complex="B Nazanin" style:font-size-complex="14pt" style:font-weight-complex="normal"/>
    </style:style>
    <style:style style:name="P9" style:family="paragraph" style:parent-style-name="Standard">
      <loext:graphic-properties draw:fill="none"/>
      <style:paragraph-properties fo:margin-left="0in" fo:margin-right="0in" fo:margin-top="0.0398in" fo:margin-bottom="0.0398in" loext:contextual-spacing="false" fo:line-height="115%" fo:text-align="justify" style:justify-single-word="false" fo:text-indent="0.5in" style:auto-text-indent="false" fo:background-color="transparent" style:writing-mode="rl-tb"/>
      <style:text-properties style:font-name="B Nazanin" fo:font-size="14pt" fo:font-weight="normal" officeooo:rsid="0007965a" officeooo:paragraph-rsid="0007965a" style:font-weight-asian="normal" style:font-name-complex="B Nazanin" style:font-size-complex="14pt" style:font-weight-complex="normal"/>
    </style:style>
    <style:style style:name="P10" style:family="paragraph" style:parent-style-name="Standard">
      <loext:graphic-properties draw:fill="none"/>
      <style:paragraph-properties fo:margin-left="0in" fo:margin-right="0in" fo:margin-top="0.0398in" fo:margin-bottom="0.0398in" loext:contextual-spacing="false" fo:line-height="115%" fo:text-align="justify" style:justify-single-word="false" fo:text-indent="0.5in" style:auto-text-indent="false" fo:background-color="transparent" style:writing-mode="rl-tb"/>
      <style:text-properties style:font-name="B Nazanin" fo:font-size="14pt" fo:font-weight="normal" officeooo:rsid="0008f6f2" officeooo:paragraph-rsid="0008f6f2" style:font-weight-asian="normal" style:font-name-complex="B Nazanin" style:font-size-complex="14pt" style:font-weight-complex="normal"/>
    </style:style>
    <style:style style:name="P11" style:family="paragraph" style:parent-style-name="Standard">
      <loext:graphic-properties draw:fill="none"/>
      <style:paragraph-properties fo:margin-left="0in" fo:margin-right="0in" fo:margin-top="0.0398in" fo:margin-bottom="0.0398in" loext:contextual-spacing="false" fo:line-height="115%" fo:text-align="justify" style:justify-single-word="false" fo:text-indent="0.5in" style:auto-text-indent="false" fo:background-color="transparent" style:writing-mode="rl-tb"/>
      <style:text-properties style:font-name="B Nazanin" fo:font-size="14pt" fo:font-weight="normal" officeooo:rsid="000a2c68" officeooo:paragraph-rsid="000a2c68" style:font-weight-asian="normal" style:font-name-complex="B Nazanin" style:font-size-complex="14pt" style:font-weight-complex="normal"/>
    </style:style>
    <style:style style:name="P12" style:family="paragraph" style:parent-style-name="Standard">
      <loext:graphic-properties draw:fill="none"/>
      <style:paragraph-properties fo:margin-left="0in" fo:margin-right="0in" fo:margin-top="0.0398in" fo:margin-bottom="0.0398in" loext:contextual-spacing="false" fo:line-height="115%" fo:text-align="justify" style:justify-single-word="false" fo:text-indent="0.5in" style:auto-text-indent="false" fo:background-color="transparent" style:writing-mode="lr-tb"/>
      <style:text-properties style:font-name="B Nazanin" fo:font-size="14pt" fo:font-weight="normal" officeooo:rsid="000a2c68" officeooo:paragraph-rsid="000a2c68" style:font-weight-asian="normal" style:font-name-complex="B Nazanin" style:font-size-complex="14pt" style:font-weight-complex="normal"/>
    </style:style>
    <style:style style:name="P13" style:family="paragraph" style:parent-style-name="Standard" style:master-page-name="">
      <loext:graphic-properties draw:fill="none"/>
      <style:paragraph-properties fo:margin-left="0in" fo:margin-right="0in" fo:margin-top="0.0398in" fo:margin-bottom="0.0398in" loext:contextual-spacing="false" fo:line-height="115%" fo:text-align="justify" style:justify-single-word="false" fo:text-indent="0.5in" style:auto-text-indent="false" style:page-number="auto" fo:background-color="transparent" style:writing-mode="rl-tb"/>
      <style:text-properties style:font-name="B Nazanin" fo:font-size="14pt" fo:font-weight="normal" officeooo:rsid="000b3d84" officeooo:paragraph-rsid="000b3d84" style:font-weight-asian="normal" style:font-name-complex="B Nazanin" style:font-size-complex="14pt" style:font-weight-complex="normal"/>
    </style:style>
    <style:style style:name="P14" style:family="paragraph" style:parent-style-name="Standard">
      <loext:graphic-properties draw:fill="none"/>
      <style:paragraph-properties fo:margin-left="0in" fo:margin-right="0in" fo:margin-top="0.0398in" fo:margin-bottom="0.0398in" loext:contextual-spacing="false" fo:line-height="115%" fo:text-align="justify" style:justify-single-word="false" fo:text-indent="0in" style:auto-text-indent="false" fo:background-color="transparent" style:writing-mode="rl-tb"/>
      <style:text-properties style:font-name="B Nazanin" fo:font-size="14pt" fo:font-weight="bold" officeooo:rsid="000a2c68" officeooo:paragraph-rsid="000a2c68" style:font-weight-asian="bold" style:font-name-complex="B Nazanin" style:font-size-complex="14pt" style:font-weight-complex="bold"/>
    </style:style>
    <style:style style:name="P15" style:family="paragraph" style:parent-style-name="Standard">
      <loext:graphic-properties draw:fill="none"/>
      <style:paragraph-properties fo:margin-left="0in" fo:margin-right="0in" fo:margin-top="0.0398in" fo:margin-bottom="0.0398in" loext:contextual-spacing="false" fo:line-height="115%" fo:text-align="justify" style:justify-single-word="false" fo:text-indent="0in" style:auto-text-indent="false" fo:background-color="transparent" style:writing-mode="rl-tb"/>
      <style:text-properties style:font-name="B Nazanin" fo:font-size="14pt" fo:font-weight="bold" officeooo:rsid="00054b41" officeooo:paragraph-rsid="00054b41" style:font-weight-asian="bold" style:font-name-complex="B Nazanin" style:font-size-complex="14pt" style:font-weight-complex="bold"/>
    </style:style>
    <style:style style:name="P16" style:family="paragraph" style:parent-style-name="Footnote">
      <style:text-properties officeooo:rsid="0003bd12" officeooo:paragraph-rsid="0003bd12"/>
    </style:style>
    <style:style style:name="P17" style:family="paragraph" style:parent-style-name="Footnote">
      <style:text-properties officeooo:rsid="00054b41" officeooo:paragraph-rsid="00054b41"/>
    </style:style>
    <style:style style:name="P18" style:family="paragraph" style:parent-style-name="Footnote">
      <style:text-properties officeooo:rsid="0005ef27" officeooo:paragraph-rsid="0005ef27"/>
    </style:style>
    <style:style style:name="P19" style:family="paragraph" style:parent-style-name="Footnote">
      <style:text-properties officeooo:rsid="00063b07" officeooo:paragraph-rsid="00063b07"/>
    </style:style>
    <style:style style:name="T1" style:family="text">
      <style:text-properties officeooo:rsid="0005ef27"/>
    </style:style>
    <style:style style:name="T2" style:family="text">
      <style:text-properties officeooo:rsid="0007965a"/>
    </style:style>
    <style:style style:name="T3" style:family="text">
      <style:text-properties officeooo:rsid="000aa6f5"/>
    </style:style>
    <style:style style:name="T4" style:family="text">
      <style:text-properties officeooo:rsid="000af1ba"/>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به نام خدا</text:p>
      <text:p text:style-name="P2"/>
      <text:p text:style-name="P2">گزارش <text:span text:style-name="T2">کد</text:span> پیاده‌سازی مقال<text:span text:style-name="T4">ة</text:span></text:p>
      <text:p text:style-name="P5">Scheduling Mixed-Criticality</text:p>
      <text:p text:style-name="P5">Real-Time Tasks in a</text:p>
      <text:p text:style-name="P5">Fault-Tolerant System</text:p>
      <text:p text:style-name="P3">عمران باتمان‌غلیچ</text:p>
      <text:p text:style-name="P3">۹۸۲۰۹۴۴۵</text:p>
      <text:p text:style-name="P3"/>
      <text:p text:style-name="P6">همانطور که در مقاله بیان شده است، الگوریتم ارائه شده مربوط به زمانبندی تسک‌های بی‌درنگی است که در یک سیستم تحمل‌پذیر اشکال قرار است کار بکنند؛ با این فرض که میزان بحرانی بودن اجرای تسک‌ها می‌تواند دو حالت کلی «خیلی بحرانی»<text:note text:id="ftn0" text:note-class="footnote"><text:note-citation>1</text:note-citation><text:note-body><text:p text:style-name="P16">High Criticality</text:p></text:note-body></text:note> و «کمتر بحرانی»<text:note text:id="ftn1" text:note-class="footnote"><text:note-citation>2</text:note-citation><text:note-body><text:p text:style-name="P16">Low Criticality</text:p></text:note-body></text:note> داشته باشند.</text:p>
      <text:p text:style-name="P7">الگوریتم به این صورت است که ابتدا اولویت اجرای تسک‌ها را به صورت آفلاین مشخص می‌کند. منظور از آفلاین این است که الگوریتم مذکور نیاز به متغیرهای زمان اجرا ندارد و اطلاعات اولیه در مورد ددلاین‌ها و بدترین زمان اجراها<text:note text:id="ftn2" text:note-class="footnote"><text:note-citation>3</text:note-citation><text:note-body><text:p text:style-name="P17">Worst Case Execution Time (WCET)</text:p></text:note-body></text:note> برایش کافی است.</text:p>
      <text:p text:style-name="P9">سپس الگوریتم قبل از اولویت‌بندی اجرای تسک‌ها، یک ددلاین مجازی (که کمتر از ددلاین اصلی است) برای هرکدام از تسک‌ها در نظر می‌گیرد. این ددلاین مجازی با ضریب x که عددی بین صفر و یک است نسبت به ددلاین اصلی محاسبه می‌شود. نحوه محاسبه این پارامتر در ادامه توضیح داده خواهد شد.</text:p>
      <text:p text:style-name="P9"/>
      <text:p text:style-name="P15">فرضیات الگوریتم</text:p>
      <text:p text:style-name="P13">همانطور که در مقاله توضیح داده شده است، در الگوریتم ۲ فرض وجود دارد که در کد نیز مشاهده می‌شود:</text:p>
      <text:list xml:id="list431146688497771823" text:style-name="L1">
        <text:list-item>
          <text:p text:style-name="P4">هر تسک حداکثر نیاز به یک بار اجرای مجدد دارد. (در مجموع دو بار اجرا)</text:p>
        </text:list-item>
        <text:list-item>
          <text:p text:style-name="P4">در اجرای اول اگر تسکی دچار خطا شود یا از ددلاین اولیة خود عبور کند، سیستم وارد حالت «خیلی بحرانی» می‌شود.</text:p>
        </text:list-item>
      </text:list>
      <text:p text:style-name="P7">عملکرد کلی الگوریتم به این صورت است که در ابتدا سیستم در حالت «کمتر بحرانی» فرض می‌شود. تسک‌ها به همراه بازاجرا<text:note text:id="ftn3" text:note-class="footnote"><text:note-citation>4</text:note-citation><text:note-body><text:p text:style-name="P17">Re-Execution</text:p></text:note-body></text:note>هایشان <text:span text:style-name="T1">در یک لیست به ترتیب میزان پارامتر U</text:span><text:span text:style-name="T1"><text:note text:id="ftn4" text:note-class="footnote"><text:note-citation>5</text:note-citation><text:note-body><text:p text:style-name="P18">Utilization. See the paper, page 68, formula (1)</text:p></text:note-body></text:note></text:span><text:span text:style-name="T1"> سورت می‌شوند. (ابتدا تسک‌های اصلی، سپس بازاجراها)</text:span></text:p>
      <text:p text:style-name="P8"><text:soft-page-break/>حال از ابتدای لیست پارامترهای x1 و x2<text:note text:id="ftn5" text:note-class="footnote"><text:note-citation>6</text:note-citation><text:note-body><text:p text:style-name="P19">See the paper, page 72, formula (6) and (7)</text:p></text:note-body></text:note> برای هرکدام از تسک‌ها محاسبه می‌شوند. <text:span text:style-name="T2">اگر در بین این دو پارامتر فاصله بود (یعنی x1 بزرگتر از x2 بود) تسک به لیست گاما افزوده می‌شود. در غیر این صورت، محاسبه پایان یافته و پارامتر x2 به عنوان ضریب ددلاین مجازی بازگردانده می‌شود.</text:span></text:p>
      <text:p text:style-name="P14"/>
      <text:p text:style-name="P14">نحوه اجرا</text:p>
      <text:p text:style-name="P11">برای اجرای پیاده‌سازی کافی است فایل main.py را با پایتون۳.۸ اجرا کنید.</text:p>
      <text:p text:style-name="P12"><text:span text:style-name="T3">p</text:span>ython<text:span text:style-name="T3">۳.۸</text:span> main.py</text:p>
      <text:p text:style-name="P10">تسک‌های مثال موجود در مقاله به طور پیش‌فرض در کد موجود است؛ شما می‌توانید با جایگزینی آرایه TASKS حالات مختلف دیگر را مورد آزمون قرار دهید تا از عملکرد صحیح پیاده‌سازی اطمینان حاصل نمای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B Nazanin" svg:font-family="'B Nazani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8T23:12:05.106115661</meta:creation-date>
    <dc:date>2021-02-08T23:43:40.301078226</dc:date>
    <meta:editing-duration>PT31M29S</meta:editing-duration>
    <meta:editing-cycles>13</meta:editing-cycles>
    <meta:generator>LibreOffice/5.1.6.2$Linux_X86_64 LibreOffice_project/10m0$Build-2</meta:generator>
    <meta:document-statistic meta:table-count="0" meta:image-count="0" meta:object-count="0" meta:page-count="2" meta:paragraph-count="26" meta:word-count="383" meta:character-count="2058" meta:non-whitespace-character-count="1703"/>
  </office:meta>
</office:document-meta>
</file>